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6">
            <text:p>26/11/12</text:p>
          </table:table-cell>
          <table:table-cell table:style-name="ce4" office:value-type="date" office:date-value="2012-11-27">
            <text:p>27/11/12</text:p>
          </table:table-cell>
          <table:table-cell table:style-name="ce4" office:value-type="date" office:date-value="2012-11-28">
            <text:p>28/11/12</text:p>
          </table:table-cell>
        </table:table-row>
        <table:table-row table:style-name="ro1">
          <table:table-cell office:value-type="string">
            <text:p>Como orador quiero ver resultado del evento para obtener estadísticas</text:p>
          </table:table-cell>
          <table:table-cell office:value-type="string">
            <text:p>Codificar correctamente la feature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mar tabla de estadísticas</text:p>
          </table:table-cell>
          <table:table-cell office:value-type="string">
            <text:p>3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regar los comentarios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asistente quiero comentar mi calificación para dar más detalle de la misma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0,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orador quiero actualizar los datos del evento en caso de necesitar un cambio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>
            <text:p>Como orador quiero ver las calificaciones históricas globales para obtener estadísticas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table:style-name="ce3" office:value-type="string">
            <text:p>Armar tabla de estadísticas</text:p>
          </table:table-cell>
          <table:table-cell/>
          <table:table-cell office:value-type="string">
            <text:p>1.5 hora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buscar eventos para ver sus estadísticas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2 horas</text:p>
          </table:table-cell>
        </table:table-row>
        <table:table-row table:style-name="ro1">
          <table:table-cell/>
          <table:table-cell table:style-name="ce3" office:value-type="string">
            <text:p>Agregar panel de busqueda</text:p>
          </table:table-cell>
          <table:table-cell table:number-columns-repeated="2"/>
          <table:table-cell office:value-type="string">
            <text:p>1.5 hor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orador quiero borrar eventos para sacarlos del sistema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0.5 horas</text:p>
          </table:table-cell>
        </table:table-row>
        <table:table-row table:style-name="ro1">
          <table:table-cell/>
          <table:table-cell table:style-name="ce3" office:value-type="string">
            <text:p>Eliminar evento y scores</text:p>
          </table:table-cell>
          <table:table-cell table:number-columns-repeated="2"/>
          <table:table-cell table:style-name="ce6" office:value-type="string">
            <text:p>0.5 horas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8:50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1-27T18:50:34</dc:date>
    <dc:creator>Alejandro </dc:creator>
    <meta:editing-duration>PT8H50M31S</meta:editing-duration>
    <meta:editing-cycles>11</meta:editing-cycles>
    <meta:generator>LibreOffice/3.4$Unix LibreOffice_project/340m1$Build-402</meta:generator>
    <meta:document-statistic meta:table-count="3" meta:cell-count="33" meta:object-count="0"/>
  </office:meta>
</office:document-meta>
</file>